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TheSansMonoConNormal" style:font-style-name="Regular" style:font-pitch="fixed" fo:font-size="18pt" style:font-size-asian="18pt" style:font-size-complex="18pt"/>
    </style:style>
    <style:style style:name="P2" style:family="paragraph">
      <style:paragraph-properties fo:text-align="center"/>
      <style:text-properties fo:font-family="TheSansMonoConNormal" style:font-style-name="Regular" style:font-pitch="fixed" fo:font-size="18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family="Arial" style:font-style-name="Regular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2" draw:layer="layout" svg:width="1.27cm" svg:height="1.27cm" svg:x="2.752cm" svg:y="2.752cm">
          <text:p text:style-name="P1">H</text:p>
        </draw:rect>
        <draw:rect draw:style-name="gr1" draw:text-style-name="P1" draw:layer="layout" svg:width="1.27cm" svg:height="1.27cm" svg:x="4.022cm" svg:y="2.752cm">
          <text:p text:style-name="P1">i</text:p>
        </draw:rect>
        <draw:rect draw:style-name="gr1" draw:text-style-name="P1" draw:layer="layout" svg:width="1.27cm" svg:height="1.27cm" svg:x="5.292cm" svg:y="2.752cm">
          <text:p text:style-name="P1">,</text:p>
        </draw:rect>
        <draw:rect draw:style-name="gr1" draw:text-style-name="P2" draw:layer="layout" svg:width="1.27cm" svg:height="1.27cm" svg:x="6.562cm" svg:y="2.752cm">
          <text:p/>
        </draw:rect>
        <draw:rect draw:style-name="gr1" draw:text-style-name="P1" draw:layer="layout" svg:width="1.27cm" svg:height="1.27cm" svg:x="7.832cm" svg:y="2.752cm">
          <text:p text:style-name="P1">W</text:p>
        </draw:rect>
        <draw:rect draw:style-name="gr1" draw:text-style-name="P1" draw:layer="layout" svg:width="1.27cm" svg:height="1.27cm" svg:x="9.102cm" svg:y="2.752cm">
          <text:p text:style-name="P1">o</text:p>
        </draw:rect>
        <draw:rect draw:style-name="gr1" draw:text-style-name="P1" draw:layer="layout" svg:width="1.27cm" svg:height="1.27cm" svg:x="10.372cm" svg:y="2.752cm">
          <text:p text:style-name="P1">r</text:p>
        </draw:rect>
        <draw:rect draw:style-name="gr1" draw:text-style-name="P1" draw:layer="layout" svg:width="1.27cm" svg:height="1.27cm" svg:x="11.642cm" svg:y="2.752cm">
          <text:p text:style-name="P1">l</text:p>
        </draw:rect>
        <draw:rect draw:style-name="gr1" draw:text-style-name="P1" draw:layer="layout" svg:width="1.27cm" svg:height="1.27cm" svg:x="12.912cm" svg:y="2.752cm">
          <text:p text:style-name="P1">d</text:p>
        </draw:rect>
        <draw:rect draw:style-name="gr1" draw:text-style-name="P1" draw:layer="layout" svg:width="1.27cm" svg:height="1.27cm" svg:x="14.182cm" svg:y="2.752cm">
          <text:p text:style-name="P1">!</text:p>
        </draw:rect>
        <draw:rect draw:style-name="gr2" draw:text-style-name="P1" draw:id="id4" draw:layer="layout" svg:width="1.27cm" svg:height="1.27cm" draw:transform="rotate (3.1415926535892) translate (16.722cm 4.022cm)">
          <text:p/>
        </draw:rect>
        <draw:rect draw:style-name="gr1" draw:text-style-name="P3" draw:layer="layout" svg:width="2.54cm" svg:height="1.27cm" svg:x="2.752cm" svg:y="1.482cm">
          <text:p text:style-name="P3">str</text:p>
        </draw:rect>
        <draw:rect draw:style-name="gr1" draw:text-style-name="P3" draw:id="id1" draw:layer="layout" svg:width="5.08cm" svg:height="1.27cm" svg:x="0.847cm" svg:y="5.292cm">
          <text:p text:style-name="P3">str.begin()</text:p>
        </draw:rect>
        <draw:connector draw:style-name="gr3" draw:text-style-name="P4" draw:layer="layout" draw:type="line" svg:x1="3.387cm" svg:y1="5.292cm" svg:x2="3.387cm" svg:y2="4.022cm" draw:start-shape="id1" draw:start-glue-point="0" draw:end-shape="id2" draw:end-glue-point="2">
          <text:p/>
        </draw:connector>
        <draw:rect draw:style-name="gr1" draw:text-style-name="P3" draw:id="id3" draw:layer="layout" svg:width="5.08cm" svg:height="1.27cm" svg:x="13.547cm" svg:y="5.292cm">
          <text:p text:style-name="P3">str.end()</text:p>
        </draw:rect>
        <draw:connector draw:style-name="gr3" draw:text-style-name="P4" draw:layer="layout" draw:type="line" svg:x1="16.087cm" svg:y1="5.292cm" svg:x2="16.087cm" svg:y2="4.022cm" draw:start-shape="id3" draw:start-glue-point="0" draw:end-shape="id4" draw:end-glue-point="0">
          <text:p/>
        </draw:connector>
        <draw:rect draw:style-name="gr1" draw:text-style-name="P1" draw:id="id6" draw:layer="layout" svg:width="1.27cm" svg:height="1.27cm" svg:x="2.752cm" svg:y="9.737cm">
          <text:p text:style-name="P1">H</text:p>
        </draw:rect>
        <draw:rect draw:style-name="gr1" draw:text-style-name="P1" draw:layer="layout" svg:width="1.27cm" svg:height="1.27cm" svg:x="4.022cm" svg:y="9.737cm">
          <text:p text:style-name="P1">i</text:p>
        </draw:rect>
        <draw:rect draw:style-name="gr1" draw:text-style-name="P1" draw:layer="layout" svg:width="1.27cm" svg:height="1.27cm" svg:x="5.292cm" svg:y="9.737cm">
          <text:p text:style-name="P1">W</text:p>
        </draw:rect>
        <draw:rect draw:style-name="gr1" draw:text-style-name="P2" draw:layer="layout" svg:width="1.27cm" svg:height="1.27cm" svg:x="6.562cm" svg:y="9.737cm">
          <text:p text:style-name="P1">o</text:p>
        </draw:rect>
        <draw:rect draw:style-name="gr1" draw:text-style-name="P1" draw:layer="layout" svg:width="1.27cm" svg:height="1.27cm" svg:x="7.832cm" svg:y="9.737cm">
          <text:p text:style-name="P1">r</text:p>
        </draw:rect>
        <draw:rect draw:style-name="gr1" draw:text-style-name="P1" draw:layer="layout" svg:width="1.27cm" svg:height="1.27cm" svg:x="9.102cm" svg:y="9.737cm">
          <text:p text:style-name="P1">l</text:p>
        </draw:rect>
        <draw:rect draw:style-name="gr1" draw:text-style-name="P1" draw:layer="layout" svg:width="1.27cm" svg:height="1.27cm" svg:x="10.372cm" svg:y="9.737cm">
          <text:p text:style-name="P1">d</text:p>
        </draw:rect>
        <draw:rect draw:style-name="gr1" draw:text-style-name="P1" draw:id="id8" draw:layer="layout" svg:width="1.27cm" svg:height="1.27cm" svg:x="11.642cm" svg:y="9.737cm">
          <text:p text:style-name="P1">?</text:p>
        </draw:rect>
        <draw:rect draw:style-name="gr1" draw:text-style-name="P1" draw:layer="layout" svg:width="1.27cm" svg:height="1.27cm" svg:x="12.912cm" svg:y="9.737cm">
          <text:p text:style-name="P1">?</text:p>
        </draw:rect>
        <draw:rect draw:style-name="gr1" draw:text-style-name="P1" draw:layer="layout" svg:width="1.27cm" svg:height="1.27cm" svg:x="14.182cm" svg:y="9.737cm">
          <text:p text:style-name="P1">?</text:p>
        </draw:rect>
        <draw:rect draw:style-name="gr2" draw:text-style-name="P1" draw:layer="layout" svg:width="1.27cm" svg:height="1.27cm" draw:transform="rotate (3.1415926535892) translate (16.722cm 11.007cm)">
          <text:p/>
        </draw:rect>
        <draw:rect draw:style-name="gr1" draw:text-style-name="P3" draw:layer="layout" svg:width="2.54cm" svg:height="1.27cm" svg:x="2.752cm" svg:y="8.467cm">
          <text:p text:style-name="P3">str</text:p>
        </draw:rect>
        <draw:rect draw:style-name="gr1" draw:text-style-name="P3" draw:id="id5" draw:layer="layout" svg:width="5.08cm" svg:height="1.27cm" svg:x="0.847cm" svg:y="12.277cm">
          <text:p text:style-name="P3">str.begin()</text:p>
        </draw:rect>
        <draw:connector draw:style-name="gr3" draw:text-style-name="P4" draw:layer="layout" draw:type="line" svg:x1="3.387cm" svg:y1="12.277cm" svg:x2="3.387cm" svg:y2="11.007cm" draw:start-shape="id5" draw:start-glue-point="0" draw:end-shape="id6" draw:end-glue-point="2">
          <text:p/>
        </draw:connector>
        <draw:rect draw:style-name="gr1" draw:text-style-name="P3" draw:id="id7" draw:layer="layout" svg:width="5.08cm" svg:height="1.27cm" svg:x="9.737cm" svg:y="12.277cm">
          <text:p text:style-name="P3">end</text:p>
        </draw:rect>
        <draw:connector draw:style-name="gr3" draw:text-style-name="P4" draw:layer="layout" draw:type="line" svg:x1="12.277cm" svg:y1="12.277cm" svg:x2="12.277cm" svg:y2="11.007cm" draw:start-shape="id7" draw:start-glue-point="0" draw:end-shape="id8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847cm" fo:margin-bottom="1.723cm" fo:margin-left="0.847cm" fo:margin-right="0.876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Ray Lischner</meta:initial-creator>
    <meta:creation-date>2006-06-08T10:59:20</meta:creation-date>
    <dc:creator>Ray Lischner</dc:creator>
    <dc:date>2006-06-08T11:07:41</dc:date>
    <dc:language>en-US</dc:language>
    <meta:editing-cycles>3</meta:editing-cycles>
    <meta:editing-duration>PT8M22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